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3" style:family="table-cell" style:parent-style-name="Default" style:data-style-name="N38"/>
    <style:style style:name="ce18" style:family="table-cell" style:parent-style-name="Default" style:data-style-name="N38">
      <style:table-cell-properties fo:background-color="#ffcc99"/>
    </style:style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/>
    <style:style style:name="ce19" style:family="table-cell" style:parent-style-name="Default" style:data-style-name="N2">
      <style:table-cell-properties fo:background-color="#ffcc99"/>
    </style:style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20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112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2">
      <style:table-cell-properties fo:background-color="#ffffcc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0112"/>
    <style:style style:name="ce21" style:family="table-cell" style:parent-style-name="Default" style:data-style-name="N10112">
      <style:table-cell-properties fo:background-color="#ffcc99"/>
    </style:style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0104"/>
    <style:style style:name="ce22" style:family="table-cell" style:parent-style-name="Default" style:data-style-name="N10104">
      <style:table-cell-properties fo:background-color="#ffcc99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3"/>
        <table:table-column table:style-name="co2" table:number-columns-repeated="3" table:default-cell-style-name="ce14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9" table:formula="of:=SUM([.B2:.B222])" office:value-type="float" office:value="3915.52" calcext:value-type="float">
            <text:p>3915.52</text:p>
          </table:table-cell>
          <table:table-cell table:style-name="ce19" table:formula="of:=SUM([.C2:.C222])" office:value-type="float" office:value="861.29398992896" calcext:value-type="float">
            <text:p>861.29</text:p>
          </table:table-cell>
          <table:table-cell table:style-name="ce19" table:formula="of:=SUM([.$D$2:.$D$222])" office:value-type="float" office:value="53625.3" calcext:value-type="float">
            <text:p>53625.30</text:p>
          </table:table-cell>
          <table:table-cell table:style-name="ce20" table:formula="of:=[.D223]/[.C223]" office:value-type="float" office:value="62.2613191628366" calcext:value-type="float">
            <text:p>62.26</text:p>
          </table:table-cell>
          <table:table-cell table:style-name="ce21"/>
          <table:table-cell table:style-name="ce22"/>
          <table:table-cell table:style-name="ce19" table:formula="of:=SUM([.H2:.H222])" office:value-type="float" office:value="4645.33414" calcext:value-type="float">
            <text:p>4645.33</text:p>
          </table:table-cell>
          <table:table-cell table:style-name="ce22"/>
          <table:table-cell table:style-name="ce19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2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2P0"/>
    </number:currency-style>
    <number:currency-style style:name="N10113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Mark Gadsby</meta:initial-creator>
    <meta:creation-date>2013-03-08T01:41:14Z</meta:creation-date>
    <dc:date>2019-03-22T14:30:19.799000000</dc:date>
    <meta:editing-cycles>211</meta:editing-cycles>
    <meta:editing-duration>PT6H48M33S</meta:editing-duration>
    <meta:document-statistic meta:table-count="1" meta:cell-count="2098" meta:object-count="0"/>
  </office:meta>
</office:document-meta>
</file>